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fo:font-size="12pt" fo:letter-spacing="normal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fo:font-size="12pt" fo:letter-spacing="normal" officeooo:rsid="0007194c" officeooo:paragraph-rsid="000a793e" style:font-size-asian="12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fo:font-size="12pt" fo:letter-spacing="normal" officeooo:rsid="000a793e" officeooo:paragraph-rsid="000a793e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fo:font-size="12pt" fo:letter-spacing="normal" officeooo:rsid="000bdaa7" officeooo:paragraph-rsid="000a793e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fo:font-size="12pt" fo:letter-spacing="normal" officeooo:rsid="000bdaa7" officeooo:paragraph-rsid="000bdaa7" style:font-size-asian="12pt" style:font-size-complex="12pt"/>
    </style:style>
    <style:style style:name="T1" style:family="text">
      <style:text-properties style:font-name="Inter" fo:font-style="normal" fo:font-weight="normal"/>
    </style:style>
    <style:style style:name="T2" style:family="text">
      <style:text-properties style:font-name="Inter" fo:font-style="normal" fo:font-weight="normal" officeooo:rsid="00070ec9"/>
    </style:style>
    <style:style style:name="T3" style:family="text">
      <style:text-properties style:font-name="Inter" fo:font-style="normal" fo:font-weight="normal" officeooo:rsid="00082492"/>
    </style:style>
    <style:style style:name="T4" style:family="text">
      <style:text-properties style:font-name="Inter" fo:font-style="normal" fo:font-weight="normal" officeooo:rsid="00083845"/>
    </style:style>
    <style:style style:name="T5" style:family="text">
      <style:text-properties style:font-name="Inter" fo:font-style="normal" fo:font-weight="normal" officeooo:rsid="00088c1b"/>
    </style:style>
    <style:style style:name="T6" style:family="text">
      <style:text-properties style:font-name="Inter" fo:font-style="normal" fo:font-weight="normal" officeooo:rsid="000a793e"/>
    </style:style>
    <style:style style:name="T7" style:family="text">
      <style:text-properties style:font-name="Inter" fo:font-style="normal" fo:font-weight="bold" style:font-weight-asian="bold" style:font-weight-complex="bold"/>
    </style:style>
    <style:style style:name="T8" style:family="text">
      <style:text-properties style:font-name="Inter" fo:font-style="normal" fo:font-weight="bold" officeooo:rsid="00070ec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rquitetura de Software: Camada Controller<text:tab/><text:tab/><text:tab/><text:tab/></text:span><text:span text:style-name="T2">12/01/2022</text:span></text:p>
      <text:p text:style-name="P1"><text:span text:style-name="T2"/></text:p>
      <text:p text:style-name="P2"><text:span text:style-name="T8">C</text:span><text:span text:style-name="T7">ontroller - </text:span><text:span text:style-name="T1"><text:s/>É o lugar onde vamos colocar o endpoint, </text:span><text:span text:style-name="T3">recebe as requisições de uma aplicação front-end. </text:span><text:span text:style-name="T6">O </text:span><text:span text:style-name="T5">C</text:span><text:span text:style-name="T6">ontroller faz <text:s/>a validação dos dados recebidos pelo cliente, ou seja, a parte mais superficial. Valida os inputs dando status apropriado.</text:span></text:p>
      <text:p text:style-name="P3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5:14:37.415934959</meta:creation-date>
    <dc:date>2023-01-12T19:11:02.640123328</dc:date>
    <meta:editing-duration>PT9M32S</meta:editing-duration>
    <meta:editing-cycles>7</meta:editing-cycles>
    <meta:generator>LibreOffice/7.3.6.2$Linux_X86_64 LibreOffice_project/30$Build-2</meta:generator>
    <meta:document-statistic meta:table-count="0" meta:image-count="0" meta:object-count="0" meta:page-count="1" meta:paragraph-count="2" meta:word-count="45" meta:character-count="301" meta:non-whitespace-character-count="253"/>
  </office:meta>
</office:document-meta>
</file>